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  <style:style style:name="P2" style:family="paragraph" style:parent-style-name="Text_20_body">
      <style:paragraph-properties fo:margin-top="0.423cm" fo:margin-bottom="0.247cm" style:contextual-spacing="false" fo:text-align="justify" style:justify-single-word="false"/>
    </style:style>
    <style:style style:name="T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overnança de TI </text:h>
      <text:p text:style-name="Text_20_body">No decorrer do nosso estudo na Unidade 1, vimos a importância da Governança de TI nas ações organizacionais de uma empresa, envolvendo negócios e processos. Agora vamos levar a você um estudo de caso da implantação da Governança de TI no setor de energia elétrica. Trata-se de uma empresa situada na região Nordeste do país, a CEMAR, que teve sua operação iniciada no Maranhão em 1958. Com o passar dos anos e práticas pouco salutares por parte do governo estadual, a empresa se viu em uma situação muito difícil em termos de credibilidade e economicamente falando. Encontrava-se com déficit de mais de 53 milhões de reais, o que obrigou o governo a tomar a decisão de privatizar a estatal. A licitação e pregão aconteceram no ano de 2000, e em dois anos a empresa ganhadora acabou desistindo do comando, por entender que a dívida em questão era insolúvel. Foi, então, que aconteceu uma nova privatização e a ganhadora foi uma empresa do setor de participações e empreendimentos, que enxergou nesta área de atuação uma fonte de negócio futuro e geração de lucro. Por meio de ações pontuais, os gestores iniciaram um processo de turnaround da empresa, renegociando suas dívidas, rediscutindo os contratos com fornecedores e desenvolvendo uma nova política administrativa/financeira, aliada a uma nova estrutura de TI. Foram realizadas parcerias com o setor privado de TI, com o uso de soluções inteligentes, Governança de TI e o uso de boas práticas que, em pouco tempo, reequilibrou as finanças da empresa e trouxe novos ares ao setor de atividade. A dívida em pouco mais de 9 anos se transformou em superávit, o que ficou demonstrado por meio de seus ativos e sua credibilidade no mercado. A Aneel classificou a empresa como uma das concessionárias com a melhor eficiência operacional no segmento de distribuição de energia e, assim, retomando a sua confiabilidade no mercado. O grande divisor de águas foi a transferência do controle da empresa para gestores que eram altamente capazes de administrar uma situação adversa e com o uso de parcerias tecnológicas, promover um sistema de excelência em atendimento e gestão. A nova infraestrutura contribuiu para atingir mais rapidez e eficiência na apuração dos principais medidores de qualidade dos serviços prestados e disponibilidade da empresa de energia. DEC (Duração Equivalente de Interrupção por Unidade Consumidora) e FEC (Frequência Equivalente de Interrupção por Unidade Consumidora). Em um período de 9 anos (2004 a 2013), os índices de DEC e FEC da CEMAR passaram de 63,4 horas e 39,3 vezes, respectivamente, para 18,9 horas e 10,9 vezes. </text:p>
      <text:h text:style-name="Heading_20_3" text:outline-level="3">Vamos Praticar </text:h>
      <text:p text:style-name="Text_20_body">Levando-se em consideração o estudo de caso acima e o conteúdo da Unidade 01, faça uma breve reflexão sobre a importância da Governança de TI no cenário das empresas. Analise os passos que foram dados e diga o que você faria de diferente para que esses resultados fossem ainda mais expressivos. Faça também uma relação entre os conhecimentos e habilidades que um Gestor de TI precisa ter, ou desenvolver, para obter maiores possibilidades de sucesso em termos de carreira profissional e de resultados a serem alcançados dentro da sua empresa. <text:span text:style-name="Strong_20_Emphasis">Ao final, disponibilize seu trabalho no fórum da seção. </text:span></text:p>
      <text:h text:style-name="Heading_20_1" text:outline-level="1"><text:soft-page-break/>Referências </text:h>
      <text:p text:style-name="Text_20_body">ESTUDO de Caso CEMAR Companhia Energética do Maranhão. <text:span text:style-name="Strong_20_Emphasis">UNIONIT </text:span>. Disponível em: <text:a xlink:type="simple" xlink:href="https://www.uit.com.br/wp-content/uploads/2017/10/20602_estudodecaso3.pdf" office:target-frame-name="_blank" xlink:show="new" text:style-name="Internet_20_link" text:visited-style-name="Visited_20_Internet_20_Link">https://www.uit.com.br/wp-content/uploads/2017/10/20602_estudodecaso3.pdf </text:a>. Acesso em: 22 nov. 2019. </text:p>
      <text:p text:style-name="Text_20_body">IZILDA, A. Fundamentos para certificação técnica . O quão importante são as certificações técnicas em ti? Ead Ânima, 2018. </text:p>
      <text:p text:style-name="P2"><text:span text:style-name="T1">Caro estudante,</text:span> </text:p>
      <text:p text:style-name="P2"><text:span text:style-name="T1">A atividade solicitada deverá observar o grau de entendimento da situação apresentada e a forma como você agiria no papel de um gestor de TI, frente a uma grande adversidade que a sua empresa se encontra. Para que o trabalho ocorra de forma eficiente, é necessário que o perfil do gestor de TI compreenda uma visão da sua área de atuação e, também, o conhecimento em termos de negócios para que possa compreender e fazer a correta ligação da tecnologia ao desenvolvimento da organização. Com relação aos primeiros passos, o profissional responsável por essa área deve ter ciência da equipe a qual irá trabalhar e desenvolver todo o seu conhecimento. Deverá, também, realizar um plano estratégico de TI com a finalidade de garantir o alinhamento entre as áreas de TI e os objetivos estratégicos que a empresa tem como foco.</text:span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3:29:15.207951081</meta:creation-date>
    <dc:date>2023-11-30T14:19:55.201088956</dc:date>
    <meta:editing-duration>PT1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9" meta:word-count="710" meta:character-count="4386" meta:non-whitespace-character-count="3676"/>
  </office:meta>
</office:document-meta>
</file>